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a51b" officeooo:paragraph-rsid="0016a51b" style:font-weight-asian="bold" style:font-weight-complex="bold"/>
    </style:style>
    <style:style style:name="P2" style:family="paragraph" style:parent-style-name="Standard">
      <style:text-properties fo:font-size="10pt" fo:font-style="italic" style:font-style-asian="italic" style:font-style-complex="italic"/>
    </style:style>
    <style:style style:name="T1" style:family="text">
      <style:text-properties officeooo:rsid="0016a51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ple commands:</text:p>
      <text:p text:style-name="Standard">ipconfig - to show network address details</text:p>
      <text:p text:style-name="Standard">date <text:tab/>- to show current date</text:p>
      <text:p text:style-name="Standard">cal <text:tab/>- to show current month calender</text:p>
      <text:p text:style-name="Standard">top<text:tab/>- to moniter all process</text:p>
      <text:p text:style-name="Standard">ps<text:tab/>- current user process</text:p>
      <text:p text:style-name="Standard">ps <text:tab/>- aux username- process of particular user</text:p>
      <text:p text:style-name="Standard">pwd<text:tab/>- present work directory</text:p>
      <text:p text:style-name="Standard"/>
      <text:p text:style-name="Standard">sh scriptname.sh - to run the script</text:p>
      <text:p text:style-name="Standard">cat scriptname.sh - to run the script</text:p>
      <text:p text:style-name="Standard">vi welcome.sh</text:p>
      <text:p text:style-name="Standard">a=10 <text:span text:style-name="T2">not as a = 10</text:span><text:tab/>//space not allowed, will taken as seperate commands</text:p>
      <text:p text:style-name="Standard">a="rajesh rockz" not as a=rajesh rockz<text:tab/>//<text:span text:style-name="T1">need double quotes</text:span></text:p>
      <text:p text:style-name="Standard"/>
      <text:p text:style-name="P2">#! /bin/bash</text:p>
      <text:p text:style-name="P2">echo "hello $LOGNAME"</text:p>
      <text:p text:style-name="P2">echo "The host name is `hostname`"</text:p>
      <text:p text:style-name="P2">echo "the current working directory is `pwd`"</text:p>
      <text:p text:style-name="Standard"/>
      <text:p text:style-name="P1">Control execute time:</text:p>
      <text:p text:style-name="Standard">at 00:47<text:tab/>//command wil execute at 00:47</text:p>
      <text:p text:style-name="Standard">min hour dayofmonth month dayofweek process-code</text:p>
      <text:p text:style-name="Standard"/>
      <text:p text:style-name="Standard"><text:span text:style-name="T3">Variables:</text:span><text:tab/>is a symbolic name of a defined value</text:p>
      <text:p text:style-name="Standard"><text:tab/><text:tab/>Ex. a=10 <text:s/>"a"=symbolic_value<text:tab/>10=value</text:p>
      <text:p text:style-name="Standard"><text:tab/><text:tab/>to read value, we need to put $a</text:p>
      <text:p text:style-name="Standard">Two Types: 1. System variable <text:s/>2.User defined variable</text:p>
      <text:p text:style-name="Standard"/>
      <text:p text:style-name="Standard">Export variables: </text:p>
      <text:p text:style-name="Standard"><text:tab/>export varname=value</text:p>
      <text:p text:style-name="Standard"><text:tab/>sh root/root/scriptpath.sh</text:p>
      <text:p text:style-name="Standard">Unchanged variable:</text:p>
      <text:p text:style-name="Standard"><text:tab/>varname=value</text:p>
      <text:p text:style-name="Standard"><text:tab/>readonly varname</text:p>
      <text:p text:style-name="Standard">Lenght of value: ${#varname}</text:p>
      <text:p text:style-name="Standard">User input:</text:p>
      <text:p text:style-name="Standard"><text:tab/>read -p "please enter name" varname</text:p>
      <text:p text:style-name="Standard"><text:tab/>read -sp "please enter password" varname<text:tab/>//s for silent</text:p>
      <text:p text:style-name="Standard">Datatype: declare -i varname</text:p>
      <text:p text:style-name="Standard">Arithmatic operators: +-*/% **-exponential</text:p>
      <text:p text:style-name="Standard">Let: allow simple arithmetic expression<text:tab/><text:tab/>let a=a+1</text:p>
      <text:p text:style-name="Standard">Expression: expr 1 + 1<text:tab/>//result 2 <text:s/>expr 2 \* 3 <text:s/>should have space, not as 1+1</text:p>
      <text:p text:style-name="Standard">Arithmatic expansion: $[a + b] or $((a ** b))</text:p>
      <text:p text:style-name="Standard">&amp;&amp;- both sides should execute </text:p>
      <text:p text:style-name="Standard">|| second side never executed until it is true</text:p>
      <text:p text:style-name="Standard"><text:s/></text:p>
      <text:p text:style-name="Standard">if Condition:</text:p>
      <text:p text:style-name="Standard">if [ "$a" == "yes" ]</text:p>
      <text:p text:style-name="Standard">then<text:tab/></text:p>
      <text:p text:style-name="Standard"><text:tab/>command or code</text:p>
      <text:p text:style-name="Standard">else</text:p>
      <text:p text:style-name="Standard"><text:tab/>command or code</text:p>
      <text:p text:style-name="Standard">fi</text:p>
      <text:p text:style-name="Standard"/>
      <text:p text:style-name="Standard">if else if condition:</text:p>
      <text:p text:style-name="Standard">if [condition]</text:p>
      <text:p text:style-name="Standard">then<text:tab/></text:p>
      <text:p text:style-name="Standard"><text:soft-page-break/><text:tab/>command or code</text:p>
      <text:p text:style-name="Standard">elif[condition]</text:p>
      <text:p text:style-name="Standard">then </text:p>
      <text:p text:style-name="Standard"><text:tab/>command or code</text:p>
      <text:p text:style-name="Standard">else</text:p>
      <text:p text:style-name="Standard"><text:tab/>command or code</text:p>
      <text:p text:style-name="Standard">fi</text:p>
      <text:p text:style-name="Standard"/>
      <text:p text:style-name="Standard">Switch case:</text:p>
      <text:p text:style-name="Standard">case $choice_var in </text:p>
      <text:p text:style-name="Standard">a)</text:p>
      <text:p text:style-name="Standard">echo "first value"</text:p>
      <text:p text:style-name="Standard">;;</text:p>
      <text:p text:style-name="Standard">b)</text:p>
      <text:p text:style-name="Standard">echo "second value" </text:p>
      <text:p text:style-name="Standard">;;</text:p>
      <text:p text:style-name="Standard">*)</text:p>
      <text:p text:style-name="Standard">echo "this is default"</text:p>
      <text:p text:style-name="Standard">;;</text:p>
      <text:p text:style-name="Standard">esac</text:p>
      <text:p text:style-name="Standard"><text:tab/></text:p>
      <text:p text:style-name="Standard"><text:s/></text:p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14:08:21.320751617</meta:creation-date>
    <meta:generator>LibreOffice/6.0.3.2$Linux_X86_64 LibreOffice_project/00m0$Build-2</meta:generator>
    <dc:date>2018-06-30T14:11:20.033293336</dc:date>
    <meta:editing-duration>PT3M2S</meta:editing-duration>
    <meta:editing-cycles>2</meta:editing-cycles>
    <meta:document-statistic meta:table-count="0" meta:image-count="0" meta:object-count="0" meta:page-count="2" meta:paragraph-count="74" meta:word-count="294" meta:character-count="1728" meta:non-whitespace-character-count="1470"/>
  </office:meta>
</office:document-meta>
</file>